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00000008007D2059CFC618D5E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49990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8f187c" fo:font-size="13pt" fo:font-style="normal" style:text-underline-style="solid" style:text-underline-width="auto" style:text-underline-color="font-color" officeooo:rsid="000c8418" officeooo:paragraph-rsid="000c8418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paragraph-rsid="000c841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3pt" fo:font-style="normal" style:text-underline-style="none" officeooo:rsid="000c8418" officeooo:paragraph-rsid="000c8418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5e8ac7" style:text-outline="false" fo:font-size="13pt" fo:font-style="normal" style:text-underline-style="solid" style:text-underline-width="auto" style:text-underline-color="font-color" fo:font-weight="bold" officeooo:rsid="000c8418" officeooo:paragraph-rsid="000c8418" fo:background-color="transparent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3pt" fo:font-style="normal" style:text-underline-style="solid" style:text-underline-width="auto" style:text-underline-color="font-color" fo:font-weight="bold" officeooo:rsid="000c8418" officeooo:paragraph-rsid="000c8418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style="normal" style:text-underline-style="solid" style:text-underline-width="auto" style:text-underline-color="font-color" fo:font-weight="bold" officeooo:rsid="000c8418" officeooo:paragraph-rsid="000c8418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c8418" officeooo:paragraph-rsid="000c841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c841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8418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00864b" fo:font-weight="bold" style:font-weight-asian="bold" style:font-weight-complex="bold"/>
    </style:style>
    <style:style style:name="T8" style:family="text">
      <style:text-properties fo:color="#1c3687" fo:font-weight="bold" style:font-weight-asian="bold" style:font-weight-complex="bold"/>
    </style:style>
    <style:style style:name="T9" style:family="text">
      <style:text-properties fo:font-style="normal" style:text-underline-style="none" officeooo:rsid="000c841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60ml/$17.60 – 00 </text:span><text:span text:style-name="T3">|</text:span><text:span text:style-name="T2"> 03 </text:span><text:span text:style-name="T3">|</text:span><text:span text:style-name="T2"> 06mg</text:span></text:p>
      <text:p text:style-name="P7"/>
      <text:p text:style-name="P8">Jacked</text:p>
      <text:p text:style-name="P4"><text:span text:style-name="T9"><text:s/>An awesome</text:span> blend of frosted apple, cinnamon, <text:span text:style-name="T1">and cereal.</text:span></text:p>
      <text:p text:style-name="P9"/>
      <text:p text:style-name="P3"><text:span text:style-name="T6">St</text:span><text:span text:style-name="T8">oo</text:span><text:span text:style-name="T7">ps</text:span></text:p>
      <text:p text:style-name="P5"><text:span text:style-name="T5">A delicious fruity taste that invigorates the senses, no milk required</text:span><text:span text:style-name="T4">.</text:span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9626in" style:type="center"/>
          <style:tab-stop style:position="3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in" svg:y="-0.7874in" svg:width="3.9252in" svg:height="3.9252in" draw:z-index="0"><draw:image xlink:href="Pictures/1000020100000800000008007D2059CFC618D5E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22:45.269000000</meta:creation-date>
    <meta:print-date>2019-06-25T18:30:47.875000000</meta:print-date>
    <dc:date>2019-07-27T11:58:40.843000000</dc:date>
    <meta:editing-duration>PT32M35S</meta:editing-duration>
    <meta:editing-cycles>5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5" meta:word-count="28" meta:character-count="168" meta:non-whitespace-character-count="143"/>
  </office:meta>
</office:document-meta>
</file>